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weight="normal" officeooo:rsid="000e54fc" style:font-weight-asian="normal" style:font-weight-complex="normal"/>
    </style:style>
    <style:style style:name="P2" style:family="paragraph" style:parent-style-name="Standard">
      <style:paragraph-properties fo:line-height="150%" fo:text-align="justify" style:justify-single-word="false"/>
      <style:text-properties style:font-name="Times New Roman" fo:font-weight="normal" officeooo:rsid="000e54fc" officeooo:paragraph-rsid="00111b9b" style:font-weight-asian="normal" style:font-weight-complex="normal"/>
    </style:style>
    <style:style style:name="P3" style:family="paragraph" style:parent-style-name="Standard">
      <style:paragraph-properties fo:line-height="150%" fo:text-align="justify" style:justify-single-word="false"/>
      <style:text-properties style:font-name="Times New Roman" fo:font-weight="normal" officeooo:rsid="000e54fc" officeooo:paragraph-rsid="000d47e3" style:font-weight-asian="normal" style:font-weight-complex="normal"/>
    </style:style>
    <style:style style:name="P4" style:family="paragraph" style:parent-style-name="Standard">
      <style:paragraph-properties fo:line-height="150%" fo:text-align="justify" style:justify-single-word="false"/>
      <style:text-properties style:font-name="Times New Roman" fo:font-weight="normal" officeooo:rsid="000f3636" officeooo:paragraph-rsid="000f3636" style:font-weight-asian="normal" style:font-weight-complex="normal"/>
    </style:style>
    <style:style style:name="P5" style:family="paragraph" style:parent-style-name="Standard">
      <style:paragraph-properties fo:line-height="150%" fo:text-align="justify" style:justify-single-word="false"/>
      <style:text-properties style:font-name="Times New Roman" fo:font-weight="bold" style:font-weight-asian="bold" style:font-weight-complex="bold"/>
    </style:style>
    <style:style style:name="P6" style:family="paragraph" style:parent-style-name="Standard">
      <style:paragraph-properties fo:line-height="150%" fo:text-align="justify" style:justify-single-word="false"/>
      <style:text-properties style:font-name="Times New Roman" fo:font-weight="bold" officeooo:paragraph-rsid="00111b9b" style:font-weight-asian="bold" style:font-weight-complex="bold"/>
    </style:style>
    <style:style style:name="P7" style:family="paragraph" style:parent-style-name="Standard">
      <style:paragraph-properties fo:line-height="150%" fo:text-align="justify" style:justify-single-word="false"/>
      <style:text-properties style:font-name="Times New Roman" fo:font-weight="bold" officeooo:rsid="00111b9b" officeooo:paragraph-rsid="00111b9b" style:font-weight-asian="bold" style:font-weight-complex="bold"/>
    </style:style>
    <style:style style:name="P8" style:family="paragraph" style:parent-style-name="Standard">
      <style:paragraph-properties fo:line-height="150%" fo:text-align="justify" style:justify-single-word="false"/>
      <style:text-properties style:font-name="Times New Roman"/>
    </style:style>
    <style:style style:name="P9" style:family="paragraph" style:parent-style-name="Standard">
      <style:paragraph-properties fo:line-height="150%" fo:text-align="justify" style:justify-single-word="false"/>
      <style:text-properties style:font-name="Times New Roman" officeooo:paragraph-rsid="00111b9b"/>
    </style:style>
    <style:style style:name="P10" style:family="paragraph" style:parent-style-name="Standard">
      <style:paragraph-properties fo:line-height="150%" fo:text-align="justify" style:justify-single-word="false"/>
      <style:text-properties style:font-name="Times New Roman" fo:font-size="12pt" fo:font-weight="normal" officeooo:rsid="000917cd"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officeooo:paragraph-rsid="00111b9b"/>
    </style:style>
    <style:style style:name="P12" style:family="paragraph" style:parent-style-name="Standard" style:list-style-name="L1">
      <style:paragraph-properties fo:line-height="150%" fo:text-align="justify" style:justify-single-word="false"/>
      <style:text-properties style:font-name="Times New Roman"/>
    </style:style>
    <style:style style:name="P13" style:family="paragraph" style:parent-style-name="Standard" style:list-style-name="L3">
      <style:paragraph-properties fo:line-height="150%" fo:text-align="justify" style:justify-single-word="false"/>
      <style:text-properties style:font-name="Times New Roman" officeooo:paragraph-rsid="00111b9b"/>
    </style:style>
    <style:style style:name="P14" style:family="paragraph" style:parent-style-name="Standard" style:list-style-name="L3">
      <style:paragraph-properties fo:line-height="150%" fo:text-align="justify" style:justify-single-word="false"/>
      <style:text-properties style:font-name="Times New Roman" fo:font-weight="normal" officeooo:rsid="000f3636" officeooo:paragraph-rsid="00111b9b" style:font-weight-asian="normal" style:font-weight-complex="normal"/>
    </style:style>
    <style:style style:name="P15" style:family="paragraph" style:parent-style-name="Standard">
      <style:paragraph-properties fo:line-height="150%" fo:text-align="justify" style:justify-single-word="false"/>
      <style:text-properties style:font-name="Times New Roman" fo:font-weight="bold" style:font-weight-asian="bold" style:font-weight-complex="bold"/>
    </style:style>
    <style:style style:name="P16" style:family="paragraph" style:parent-style-name="Standard" style:list-style-name="L2">
      <style:paragraph-properties fo:line-height="150%" fo:text-align="justify" style:justify-single-word="false"/>
      <style:text-properties officeooo:rsid="000f3636" officeooo:paragraph-rsid="00111b9b"/>
    </style:style>
    <style:style style:name="T1" style:family="text">
      <style:text-properties officeooo:rsid="0001d7c7"/>
    </style:style>
    <style:style style:name="T2" style:family="text">
      <style:text-properties officeooo:rsid="00111b9b"/>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1d7c7" style:font-size-asian="12pt" style:font-weight-asian="normal" style:font-size-complex="12pt" style:font-weight-complex="normal"/>
    </style:style>
    <style:style style:name="T5" style:family="text">
      <style:text-properties fo:font-size="12pt" fo:font-weight="normal" officeooo:rsid="00037037" style:font-size-asian="12pt" style:font-weight-asian="normal" style:font-size-complex="12pt" style:font-weight-complex="normal"/>
    </style:style>
    <style:style style:name="T6" style:family="text">
      <style:text-properties fo:font-size="12pt" fo:font-weight="normal" officeooo:rsid="0005524f" style:font-size-asian="12pt" style:font-weight-asian="normal" style:font-size-complex="12pt" style:font-weight-complex="normal"/>
    </style:style>
    <style:style style:name="T7" style:family="text">
      <style:text-properties fo:font-size="12pt" fo:font-weight="normal" officeooo:rsid="0006c734" style:font-size-asian="12pt" style:font-weight-asian="normal" style:font-size-complex="12pt" style:font-weight-complex="normal"/>
    </style:style>
    <style:style style:name="T8" style:family="text">
      <style:text-properties fo:font-size="12pt" fo:font-weight="normal" officeooo:rsid="00111b9b" style:font-size-asian="12pt" style:font-weight-asian="normal" style:font-size-complex="12pt" style:font-weight-complex="normal"/>
    </style:style>
    <style:style style:name="T9" style:family="text">
      <style:text-properties fo:font-size="12pt" fo:font-weight="normal" officeooo:rsid="0007c410" style:font-size-asian="12pt" style:font-weight-asian="normal" style:font-size-complex="12pt" style:font-weight-complex="normal"/>
    </style:style>
    <style:style style:name="T10" style:family="text">
      <style:text-properties fo:font-size="12pt" fo:font-weight="normal" officeooo:rsid="000917cd" style:font-size-asian="12pt" style:font-weight-asian="normal" style:font-size-complex="12pt" style:font-weight-complex="normal"/>
    </style:style>
    <style:style style:name="T11" style:family="text">
      <style:text-properties fo:font-size="12pt" fo:font-weight="normal" officeooo:rsid="000a8d75" style:font-size-asian="12pt" style:font-weight-asian="normal" style:font-size-complex="12pt" style:font-weight-complex="normal"/>
    </style:style>
    <style:style style:name="T12" style:family="text">
      <style:text-properties fo:font-size="12pt" fo:font-weight="bold" officeooo:rsid="0006c734" style:font-size-asian="12pt" style:font-weight-asian="bold" style:font-size-complex="12pt" style:font-weight-complex="bold"/>
    </style:style>
    <style:style style:name="T13" style:family="text">
      <style:text-properties fo:font-weight="bold" style:font-weight-asian="bold" style:font-weight-complex="bold"/>
    </style:style>
    <style:style style:name="T14" style:family="text">
      <style:text-properties style:font-name="Times New Roman" fo:font-weight="bold" style:font-weight-asian="bold" style:font-weight-complex="bold"/>
    </style:style>
    <style:style style:name="T15" style:family="text">
      <style:text-properties style:font-name="Times New Roman" fo:font-weight="bold" officeooo:rsid="00111b9b" style:font-weight-asian="bold" style:font-weight-complex="bold"/>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officeooo:rsid="000d47e3" style:font-weight-asian="normal" style:font-weight-complex="normal"/>
    </style:style>
    <style:style style:name="T18" style:family="text">
      <style:text-properties style:font-name="Times New Roman" fo:font-weight="normal" officeooo:rsid="000e54fc" style:font-weight-asian="normal" style:font-weight-complex="normal"/>
    </style:style>
    <style:style style:name="T19" style:family="text">
      <style:text-properties style:font-name="Times New Roman" fo:font-weight="normal" officeooo:rsid="000f3636" style:font-weight-asian="normal" style:font-weight-complex="normal"/>
    </style:style>
    <style:style style:name="T20" style:family="text">
      <style:text-properties style:font-name="Times New Roman" fo:font-weight="normal" officeooo:rsid="00111b9b" style:font-weight-asian="normal" style:font-weight-complex="normal"/>
    </style:style>
    <style:style style:name="T21" style:family="text">
      <style:text-properties style:font-name="Times New Roman" fo:font-size="12pt" fo:font-weight="bold" style:font-size-asian="12pt" style:font-weight-asian="bold" style:font-size-complex="12pt" style:font-weight-complex="bold"/>
    </style:style>
    <style:style style:name="T22" style:family="text">
      <style:text-properties style:font-name="Times New Roman" fo:font-size="12pt" fo:font-weight="bold" officeooo:rsid="000a8d75" style:font-size-asian="12pt" style:font-weight-asian="bold" style:font-size-complex="12pt" style:font-weight-complex="bold"/>
    </style:style>
    <style:style style:name="T23" style:family="text">
      <style:text-properties style:font-name="Times New Roman" fo:font-size="12pt" fo:font-weight="bold" officeooo:rsid="00111b9b"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1. </text:span>Predicting future monthly residential energy consumption using building characteristics and climate data: A statistical learning approach - <text:span text:style-name="T2">2016</text:span></text:p>
      <text:p text:style-name="P8"/>
      <text:p text:style-name="P8"><text:span text:style-name="T3">Bina</text:span><text:span text:style-name="T4">ların</text:span><text:span text:style-name="T3"> dört yıllık aylık </text:span><text:span text:style-name="T4">bazda </text:span><text:span text:style-name="T3">enerji tüketimi (doğal gaz ve elektrik) verileri Bexar County, Teksas'taki 426.305 evden toplanmaktadır. </text:span><text:span text:style-name="T4">Bu çalışmanın amacı, konut enerji tüketimini tahmin etmek için güvenilir modeller oluşturmak, bina özelliklerinin tahmin değerindeki önemini belirlemek, evler arasında öngörülebilirlik farklarını belirlemek ve iklim tahminlerinde model performansını ölçmektir. İklim tahminlerinin doğru olduğu varsayılırsa, gelecekteki aylık enerji tüketiminin, hane halkı düzeyinde %74 doğruluk ve toplam aylık enerji kullanımını tahmininde <text:s/>% 90'ın üzerinde hassasiyetle örnek dışı hanehalkları için uygun değerler tahmin edilebilmektedir. Bununla birlikte, model performansı farklı yakıt tiplerine sahip haneler arasında önemli f</text:span><text:span text:style-name="T5">ark göstermektedir</text:span><text:span text:style-name="T4">. G</text:span><text:span text:style-name="T5">eçmiş</text:span><text:span text:style-name="T4"> iklim tahminini k</text:span><text:span text:style-name="T5">ullanıldığında alınan sonuçlara göre</text:span><text:span text:style-name="T4">, <text:s/>model</text:span><text:span text:style-name="T5">in</text:span><text:span text:style-name="T4"> öngörülebilirliği hem hanehalkı hem de toplam düzeyde önemli ölçüde a</text:span><text:span text:style-name="T5">zalmaktadır.</text:span><text:span text:style-name="T4"> </text:span><text:span text:style-name="T5">A</text:span><text:span text:style-name="T4">ncak o</text:span><text:span text:style-name="T5">rtalama ev tüketimine bakıldığında</text:span><text:span text:style-name="T4"> </text:span><text:span text:style-name="T5">modelin </text:span><text:span text:style-name="T4">sağlam olduğunu g</text:span><text:span text:style-name="T5">örülmektedir</text:span><text:span text:style-name="T4">. Model seçimi ve ö</text:span><text:span text:style-name="T5">nemli özellik çıkarımı</text:span><text:span text:style-name="T4">, birçok bina özelliğinin aylık enerji tüketiminin tahmin edilmesine önemli ölçüde katkıda bulunurken, çoğu s</text:span><text:span text:style-name="T5">ınır</text:span><text:span text:style-name="T4"> tahmin değeri sağla</text:span><text:span text:style-name="T5">maktadır</text:span><text:span text:style-name="T4">.</text:span></text:p>
      <text:p text:style-name="P8"><text:span text:style-name="T4"><text:tab/>A</text:span><text:span text:style-name="T6">merika’da ev bazında eneji tüketimi toplam enerji tüketiminin %21’dir. Daha spesifik olarak, tek aileli müstakil evler, tüm hanelerin% 64'ünden fazlasını oluşturur ve tüm konut enerji kullanımının yaklaşık% 75'ini temsil eder. Verilen bu trendlere göre, müstakil evlerin enerji tüketim öngörüsünün doğruluğu, enerji kaynaklarının tahsisinin optimize edilmesi, gelecekteki enerji üretim ve tüketiminin korunması ve verimliliği t</text:span><text:span text:style-name="T7">eşvik etmek için hayati önem taşımaktadır. Bir diğer motivasyon kaynağı ise, enerji tüketim tahmini üzerine yapılan çalışmalar içerisinde büyük çaplı doğru çalışmaların eksikliğidir. Bu alanda yapılan çalışmaların büyük bir kısmında model doğrulanırken gerçek veriler yerine simülte (sahte) veirler kullanılmaktadır. Gerçek veriler olmadan yapılan tahmin değerlerinin doğruluğu bilinememektedir. </text:span></text:p>
      <text:p text:style-name="P8"><text:tab/>Modelleme teknikleri ve gerekliliklerinden önce ev enerji tükeriminde dikkat edilmesi gereken farklı faktörler bulunmaktadır. İyi bilinen faktörler; iklim, binaların karakteristiği, halkın bölgesel ve demografik yapısı ve alışkanlıklarıdır. Bu çalışmanın amacı, bina ve iklim özellikleri ele alınarak tek aileli müstakil evler için aylık olarak enerji tüketim tahmini yapabilmek ve her özelliğin tahmin üzerindeki etkisini belirleyebilmektir. </text:p>
      <text:list xml:id="list3655591036" text:style-name="L1">
        <text:list-item>
          <text:p text:style-name="P12"><text:span text:style-name="T13">Yapısal özellikler: </text:span>Boyut, yakıt tipi, yapı tipi vb. </text:p>
        </text:list-item>
        <text:list-item>
          <text:p text:style-name="P12"><text:span text:style-name="T13">Demografik özellikler: </text:span>Yaşayanların, yaşı, cinsiyeti, geliri, sayısı vb. </text:p>
        </text:list-item>
        <text:list-item>
          <text:p text:style-name="P12"><text:span text:style-name="T13">İklim özellikleri:</text:span> Sıcaklık, nem vb. </text:p>
        </text:list-item>
      </text:list>
      <text:p text:style-name="P8"><text:soft-page-break/></text:p>
      <text:p text:style-name="P8"><text:span text:style-name="T7"><text:tab/>Bu çalışmada, Lineer Regression </text:span><text:span text:style-name="T12">(LR)</text:span><text:span text:style-name="T7">, Regression Ağaçları</text:span><text:span text:style-name="T12"> (RT)</text:span><text:span text:style-name="T7"> ve Multivariate Adaptive Regression Splines </text:span><text:span text:style-name="T12">(MARS)</text:span><text:span text:style-name="T7"> olmak üzere üç farklı istatiksel öğrenme tekniği kullanılmaktadır. Girdi olarak, Teksas’daki 426.</text:span><text:span text:style-name="T8">3</text:span><text:span text:style-name="T7">05 tek aileli müstakil evin aylık tüketim verisi alınmıştır. Aylık veriler günlük olarak bölünmüş ve günlük ortalama tüketim değeri bulunmuştur. Sıfır harcama olan günler ve anormal yükseklikte harcama olan günler ortalamaya dahil edilmemiştir. Veriler temelde elektrik ve gaz olmak üzere iki farklı yakıt tipine sahiptir fakat işlem yapılmadan önce bu iki tipin farklı şekillerde kullanımlarını içeren 5 farklı yakıt tipine ayrılmıştır. Hava tahmin verileri bir uluslararası havalimanı için toplanan </text:span><text:span text:style-name="T9">30 yıllık </text:span><text:span text:style-name="T7">saatlik hava durumunu tahmin verileri alınarak elde edilmiştir. </text:span><text:span text:style-name="T9">Saatlik okunan iklim verilerinden iki özellik çıkarılmıştır: aylık ortalama sıcaklık ve nem. Ardından elde edilen aylık iklim verilerinin ortalaması alınarak günlük sıcaklık ve nem verileri elde edilmiştir. </text:span></text:p>
      <text:p text:style-name="P8"><text:tab/>Sonuç olarak 297.388 müstakil ev tüketim değerinden, yanlış girilen ve ortalamanın çok üstünde veya altında seyreden değerler çıkarılarak 281.799 evden oluşan sonuç veri seti elde edilmiştir. Sonuç veri setine LR algoritması uygulanmadan önce sıcaklık ve nem ile aylık tahmin değeri arasındaki kuadratik ilişkiyi elde etmek için aylık sıcaklık ve nem özelliklerinin yanısıra aylık sıcaklık ve nem’in karekökü de özellik olarak eklenmiştir. </text:p>
      <text:p text:style-name="P8"><text:span text:style-name="T9"><text:tab/>2010 ve 2012 yılları arasındaki veriler eğitim veri seti, 2013 yılındaki veriler test veri seti olmak üzere ayrılmıştır. Modeller 7000’i eğitim veri setinden, 3000’i test verisetinden olmak üzere 10.000 veri ile toplamda 25 kere eğitilmiştir. LR algoritmasında ortama iklim verilerinin önemi bina özelliklerinden biri olan boyut özelliğinden daha fazla iken, RT ve MARS algoritmalarında binanın boyutunun etkisi, ortalama iklim verisinden daha fazla olmaktadır. MARS algoritması ortalama % 74 doğruluk oranı ile çalışırken, RT algoritması ortalama % 94 doğruluk oranı ile çalışmaktadır. Çalışmada LR algoritmasına ait bir doğruluk oranı paylaşılmamaktadır. İklim t</text:span><text:span text:style-name="T10">ahminleri</text:span><text:span text:style-name="T9"> doğru olarak v</text:span><text:span text:style-name="T10">erilmedi </text:span><text:span text:style-name="T9">zaman, </text:span><text:span text:style-name="T10">algoritmaların doğruluk oranında büyük bir düşüş yaşanmaktadır.</text:span></text:p>
      <text:p text:style-name="P10"/>
      <text:p text:style-name="P11"><text:span text:style-name="T15">2</text:span><text:span text:style-name="T14">. A review of data-driven building energy consumption prediction studies – </text:span><text:span text:style-name="T15">2018</text:span></text:p>
      <text:p text:style-name="P7"/>
      <text:p text:style-name="P11"><text:span text:style-name="T17">Enerji modern toplumların yaşam kaynağıdır. Dünyada artan enerji tüketimi ile karbon salınımı ve hava kirliliği de artmaktadır. Bu nedenle, yapısal enerji tüketim tahminlemesinin; enerjinin planlanması, yönetilmesi ve korunması için çalışılması gereken bir alan olduğu bilinmektedir. </text:span><text:span text:style-name="T18">Binalar enerji tüketiminin ve karbon salınımının büyük bir kısmını oluşturmaktadır. Örneğin, Amerika’da enerji tüketiminin % 39’u, karbon salınımının % 38’i; Avrupada enerji tüketiminin % 40’ı, karbon salınımının % 36’sı yapı sektörü tarafından yapılmaktadır. Bu nedenle, bu alanda yapılan çalışmalar yapısal olarak </text:span><text:soft-page-break/><text:span text:style-name="T18">verimli bir şekilde farklı enerji seçeneklerinin kullanımının önünü açacak ve arz/talep yönetimini geliştirecektir. Ancak bu tahmin, yapı tipinden hava koşullarına kadar bir çok farklı özellikten etkilenmektedir. </text:span><text:span text:style-name="T19">Literatürde yapılan çalışmalarda:</text:span></text:p>
      <text:list xml:id="list3952452386" text:style-name="L2">
        <text:list-item>
          <text:p text:style-name="P16"><text:span text:style-name="T14">İki farklı yapı tipi: </text:span><text:span text:style-name="T16">konut ve konut olmayan</text:span></text:p>
        </text:list-item>
        <text:list-item>
          <text:p text:style-name="P16"><text:span text:style-name="T14">Beş farklı zaman aralığı tipi: </text:span><text:span text:style-name="T16">bir saatin altında, saatlik, günlük, aylık, yıllık</text:span></text:p>
        </text:list-item>
        <text:list-item>
          <text:p text:style-name="P16"><text:span text:style-name="T14">Dört eneji tüketim tipi:</text:span><text:span text:style-name="T16"> ısıtma, soğutma, aydınlatma, hepsi</text:span></text:p>
        </text:list-item>
      </text:list>
      <text:p text:style-name="P11"><text:span text:style-name="T19">Yapılan çalışmalarda gözden geçirilen modellerden yalnızca % 19’u konut tipi yapılar üzerine odaklanırken, % 81’i konut tipi olmayan, hastane, işyeri, okul gibi yapılar üzerine odaklanmaktadır. Çalışmaların % 47’si toplam enerji tüketimi, % 31’i soğutma, % 20’si ısıtma, %2’si aydınlatma için kullanılan enerji tüketimi üzerinden işlem yapmaktadır. </text:span><text:span text:style-name="T20">Çalışmaların % 67’sinde gerçek veri, % 19’unda yapay veri, % 14’ünde kamuya açık veri kullanılmaktadır. </text:span></text:p>
      <text:p text:style-name="P2">Çalışmaların % 47’sin ANN algoritması, % 25’inde SVM algoritması, % 24’ünde diğer makine öğrenmesi yöntemleri ve <text:s/>% 4’ünde DT algoritması kullanılmıştır. <text:s text:c="2"/></text:p>
      <text:p text:style-name="P2"/>
      <text:p text:style-name="P11"><text:span text:style-name="T22">3. </text:span><text:span text:style-name="T21">Estimation Energy Consumption in Machine Learning - </text:span><text:span text:style-name="T23">2019</text:span></text:p>
      <text:p text:style-name="P8"/>
      <text:p text:style-name="P8">Enerji tüketim tahmini üzerine yapılan çalışmalar genellikler tahmin değerinin doğruluğuna odaklanmakta ve herhangi bir hesaplama kısıtı içermemektedir. Bu nedenle, bu alanda farklı yaklaşımlar denenmemektedir. Bu çalışmada genellikle kullanılan tüketim tahmin yaklaşımlarından farklı bir yaklaşım denenmiş ve bir araç sunulmuştur. </text:p>
      <text:p text:style-name="P8"><text:span text:style-name="T3">Bu çalışmada derin öğrenme teknikleri kullanılmakta ve algoritmaların çalışması için yüksek hesaplama gücüne sahip bilgisayarlara ihtiyaç duyulmaktadır. Bu alanda varolan makine öğrenme frameworklerinde ( TensorFlow, Caffe2, PyTorch vb.) </text:span><text:span text:style-name="T11">güçlü algoritmaların eksikliği göz önünde bulundurularak LPIRC adlı yeni algoritmaların arandığı bir yarışma başlatılmıştır. </text:span></text:p>
      <text:p text:style-name="P5"/>
      <text:p text:style-name="P8"><text:span text:style-name="T13">Not:</text:span> Kaynaklarda 12, 14, 47, 61 ML grupları.</text:p>
      <text:p text:style-name="P8"/>
      <text:p text:style-name="P1"/>
      <text:p text:style-name="P3"/>
      <text:p text:style-name="P3"/>
      <text:p text:style-name="P3"/>
      <text:p text:style-name="P3"/>
      <text:p text:style-name="P3"/>
      <text:p text:style-name="P6"><text:soft-page-break/>Önceki çalışmalar:</text:p>
      <text:p text:style-name="P6"/>
      <text:p text:style-name="P9">Swan ve Ugursal, girdi verisindeki özelliklerin detaylarını, modellemeyi etkileyen en büyük etken olarak tanımlamaktadır.</text:p>
      <text:p text:style-name="P9"><text:tab/>Hasgai ve Fiscbek, yapısal özellikleri, demografik yapıyı ve iklimi kullanarak aylık tüketim tahmininde bulunmaktadır. Florida’da 2009 ve 2011 yılları arasında 3 yıllık aylık enerji tüketim verisini girdi olarak kullanarak, 10.000’nin üzerinde tek aileli müstakil evin harcamalarını almıştır. Bir çok farklı değişkenin tüketim tahminlemesinde önemli olduğunu iddia etmiş fakat iddialarını destekleyici bir kanıt sunmamıştır.</text:p>
      <text:p text:style-name="P9"><text:tab/>Kalter Ferreira, ticari ve konut bazında yıllık bina enerji kullanımını tahmin etmiştir. Bu tahmin, 6500 binanın yapısal özellikleri ve bir kaç yıllık aylık enerji tüketim değerleri baz alınarak yapılmıştır. Gaussian Regression tekniğinin LR ile karşılaştırıldığında daha etkili olduğunu belirtmiştir. Sonuçları, binanın tahmini değeri, yaşam alanının boyutu, yakıt tipi ve bina stili gibi özelliklerin önemli yapısal özellikler olduğunu gösterirken, diğer özelliklerin enerji tüketim tahmininde etkisinin az olduğunu söylemiştir. </text:p>
      <text:p text:style-name="P2"><text:tab/>Dong ve arkadaşları, SVM’lerin aylık enerji tüketim tahmini için doğru sonuçlar verdiğini göstermiştir. Dört ticari bina için iklim verilerini kullanarak tahminde bulunmuştur. </text:p>
      <text:p text:style-name="P4"><text:tab/>Zao ve Magovlas, enerji tüketim tahminleme yöntemlerini; ayrıntılı mühendislik yöntemleri, basit mühendislik yöntemleri, istatiksel yöntemler, Yapay Sinir Ağları (ANN) tabanlı yöntemler, SVM tabanlı yöntemler ve gri modeller olmak üzere sınıflara ayırmıştır. Ardından bu sınıfları, kullanım kolaylığı, modelin karmaşıklığı, çalışma hızı, girdi ihtiyacı ve doğruluk bakımından karşılaştırmıştır.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Bizim Yapmamız Gerekenler:</text:p>
      <text:p text:style-name="P9">Araştırmada cevaplamamız gereken sorular:</text:p>
      <text:list xml:id="list1461423244" text:style-name="L3">
        <text:list-item>
          <text:p text:style-name="P13">Ev bazında aylık enerji tahmininde evlerin yapısının ve iklimin etkisi ne kadardır?</text:p>
        </text:list-item>
        <text:list-item>
          <text:p text:style-name="P13">Enerji tüketim tahmini için en önemli özellik nedir?</text:p>
        </text:list-item>
        <text:list-item>
          <text:p text:style-name="P13">Hangi tür evlerin enerji tüketimini tahmin etmek daha zordur?</text:p>
        </text:list-item>
        <text:list-item>
          <text:p text:style-name="P13">Aylık enerji tüketim tahmininde hangi modelleme teknikleri daha etkili olarak çalışmaktadır?</text:p>
        </text:list-item>
        <text:list-item>
          <text:p text:style-name="P14">Modeller belirsiz iklim öngörülerine nasıl yanıt vermektedir?</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23T01:29:25.773000000</dc:date>
    <meta:editing-duration>PT4S</meta:editing-duration>
    <meta:editing-cycles>1</meta:editing-cycles>
    <meta:document-statistic meta:table-count="0" meta:image-count="0" meta:object-count="0" meta:page-count="5" meta:paragraph-count="34" meta:word-count="1223" meta:character-count="9591" meta:non-whitespace-character-count="8384"/>
  </office:meta>
</office:document-meta>
</file>